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3.5cm" svg:x="9.9cm" svg:y="6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4cm" svg:height="3.5cm" svg:x="3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57cm" svg:height="5.319cm" draw:transform="rotate (1.56800379999141) translate (5.679cm 4.058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0.2cm" svg:height="1.3cm" svg:x="4.6cm" svg:y="2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943cm" svg:height="0.899cm" svg:x="2.8cm" svg:y="2.962cm">
          <draw:text-box>
            <text:p><text:span text:style-name="T1">Client</text:span></text:p>
          </draw:text-box>
        </draw:frame>
        <draw:line draw:style-name="gr5" draw:text-style-name="P1" draw:layer="layout" svg:x1="4.9cm" svg:y1="3.3cm" svg:x2="11.8cm" svg:y2="3.3cm">
          <text:p/>
        </draw:line>
        <draw:line draw:style-name="gr5" draw:text-style-name="P1" draw:layer="layout" svg:x1="11.7cm" svg:y1="3.8cm" svg:x2="4.8cm" svg:y2="3.8cm">
          <text:p/>
        </draw:line>
        <draw:frame draw:style-name="gr4" draw:text-style-name="P3" draw:layer="layout" svg:width="2.163cm" svg:height="0.899cm" svg:x="11.901cm" svg:y="2.963cm">
          <draw:text-box>
            <text:p><text:span text:style-name="T1">Server</text:span></text:p>
          </draw:text-box>
        </draw:frame>
        <draw:frame draw:style-name="gr4" draw:text-style-name="P4" draw:layer="layout" svg:width="3.955cm" svg:height="0.654cm" svg:x="6.406cm" svg:y="2.497cm">
          <draw:text-box>
            <text:p><text:span text:style-name="T2">Kommunikationskanal</text:span></text:p>
          </draw:text-box>
        </draw:frame>
        <draw:custom-shape draw:style-name="gr6" draw:text-style-name="P5" draw:layer="layout" svg:width="0.419cm" svg:height="0.418cm" svg:x="4.2cm" svg:y="7.20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5.602cm" svg:y="7.203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7.201cm" svg:y="7.20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9.302cm" svg:y="7.203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10.902cm" svg:y="7.20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19cm" svg:height="0.418cm" svg:x="12.305cm" svg:y="7.203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1cm" svg:height="0.902cm" draw:transform="rotate (-1.5667820695162) translate (4.096cm 6.398cm)">
          <text:p text:style-name="P1"><text:span text:style-name="T2">Client-</text:span></text:p>
          <text:p text:style-name="P1"><text:span text:style-name="T2">Applikationslogi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943cm" svg:height="0.899cm" svg:x="5.2cm" svg:y="8.962cm">
          <draw:text-box>
            <text:p><text:span text:style-name="T1">Client</text:span></text:p>
          </draw:text-box>
        </draw:frame>
        <draw:line draw:style-name="gr5" draw:text-style-name="P1" draw:layer="layout" svg:x1="4.2cm" svg:y1="7.8cm" svg:x2="4.7cm" svg:y2="7.8cm">
          <text:p/>
        </draw:line>
        <draw:line draw:style-name="gr5" draw:text-style-name="P1" draw:layer="layout" svg:x1="4.6cm" svg:y1="8.3cm" svg:x2="4.1cm" svg:y2="8.3cm">
          <text:p/>
        </draw:line>
        <draw:line draw:style-name="gr5" draw:text-style-name="P1" draw:layer="layout" svg:x1="5.6cm" svg:y1="7.8cm" svg:x2="6.1cm" svg:y2="7.8cm">
          <text:p/>
        </draw:line>
        <draw:line draw:style-name="gr5" draw:text-style-name="P1" draw:layer="layout" svg:x1="6cm" svg:y1="8.3cm" svg:x2="5.5cm" svg:y2="8.3cm">
          <text:p/>
        </draw:line>
        <draw:line draw:style-name="gr5" draw:text-style-name="P1" draw:layer="layout" svg:x1="7.2cm" svg:y1="7.8cm" svg:x2="7.7cm" svg:y2="7.8cm">
          <text:p/>
        </draw:line>
        <draw:line draw:style-name="gr5" draw:text-style-name="P1" draw:layer="layout" svg:x1="7.6cm" svg:y1="8.3cm" svg:x2="7.1cm" svg:y2="8.3cm">
          <text:p/>
        </draw:line>
        <draw:custom-shape draw:style-name="gr7" draw:text-style-name="P5" draw:layer="layout" svg:width="3.094cm" svg:height="0.902cm" draw:transform="rotate (-1.5667820695162) translate (13.698cm 6.399cm)">
          <text:p text:style-name="P1"><text:span text:style-name="T2">Service-</text:span></text:p>
          <text:p text:style-name="P1"><text:span text:style-name="T2">Implementierung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" draw:text-style-name="P3" draw:layer="layout" svg:width="2.163cm" svg:height="0.899cm" svg:x="9.7cm" svg:y="8.963cm">
          <draw:text-box>
            <text:p><text:span text:style-name="T1">Server</text:span></text:p>
          </draw:text-box>
        </draw:frame>
        <draw:custom-shape draw:style-name="gr7" draw:text-style-name="P5" draw:layer="layout" svg:width="1.647cm" svg:height="0.794cm" draw:transform="rotate (-1.5667820695162) translate (12.182cm 7.199cm)">
          <text:p text:style-name="P1"><text:span text:style-name="T2">Service-</text:span></text:p>
          <text:p text:style-name="P1"><text:span text:style-name="T2">Interf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1" draw:layer="layout" svg:x1="12.7cm" svg:y1="8.301cm" svg:x2="12.2cm" svg:y2="8.301cm">
          <text:p/>
        </draw:line>
        <draw:line draw:style-name="gr5" draw:text-style-name="P1" draw:layer="layout" svg:x1="12.3cm" svg:y1="7.801cm" svg:x2="12.8cm" svg:y2="7.801cm">
          <text:p/>
        </draw:line>
        <draw:line draw:style-name="gr5" draw:text-style-name="P1" draw:layer="layout" svg:x1="11.3cm" svg:y1="8.301cm" svg:x2="10.8cm" svg:y2="8.301cm">
          <text:p/>
        </draw:line>
        <draw:line draw:style-name="gr5" draw:text-style-name="P1" draw:layer="layout" svg:x1="10.9cm" svg:y1="7.801cm" svg:x2="11.4cm" svg:y2="7.801cm">
          <text:p/>
        </draw:line>
        <draw:line draw:style-name="gr5" draw:text-style-name="P1" draw:layer="layout" svg:x1="9.7cm" svg:y1="8.301cm" svg:x2="9.2cm" svg:y2="8.301cm">
          <text:p/>
        </draw:line>
        <draw:line draw:style-name="gr5" draw:text-style-name="P1" draw:layer="layout" svg:x1="9.3cm" svg:y1="7.801cm" svg:x2="9.8cm" svg:y2="7.801cm">
          <text:p/>
        </draw:line>
        <draw:custom-shape draw:style-name="gr7" draw:text-style-name="P5" draw:layer="layout" svg:width="1.647cm" svg:height="0.794cm" draw:transform="rotate (-1.5667820695162) translate (5.497cm 7.199cm)">
          <text:p text:style-name="P1"><text:span text:style-name="T2">Service-</text:span></text:p>
          <text:p text:style-name="P1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031cm" svg:height="0.984cm" svg:x="7.9cm" svg:y="7.4cm">
          <draw:text-box>
            <text:p>...</text:p>
          </draw:text-box>
        </draw:frame>
        <draw:custom-shape draw:style-name="gr3" draw:text-style-name="P2" draw:layer="layout" svg:width="0.2cm" svg:height="1.3cm" svg:x="11.8cm" svg:y="2.9cm">
          <text:p/>
          <draw:enhanced-geometry svg:viewBox="0 0 21600 21600" draw:mirror-horizontal="true" draw:type="rectangle" draw:enhanced-path="M 0 0 L 21600 0 21600 21600 0 21600 0 0 Z N"/>
        </draw:custom-shape>
        <draw:line draw:style-name="gr8" draw:text-style-name="P1" draw:layer="layout" svg:x1="4.6cm" svg:y1="2.2cm" svg:x2="4.6cm" svg:y2="4.6cm">
          <text:p/>
        </draw:line>
        <draw:line draw:style-name="gr8" draw:text-style-name="P1" draw:layer="layout" svg:x1="12cm" svg:y1="2.2cm" svg:x2="12cm" svg:y2="4.6cm">
          <text:p/>
        </draw:line>
        <draw:line draw:style-name="gr5" draw:text-style-name="P1" draw:layer="layout" svg:x1="5.2cm" svg:y1="2cm" svg:x2="5cm" svg:y2="3.2cm">
          <text:p/>
        </draw:line>
        <draw:line draw:style-name="gr5" draw:text-style-name="P1" draw:layer="layout" svg:x1="11.5cm" svg:y1="2cm" svg:x2="11.6cm" svg:y2="3.2cm">
          <text:p/>
        </draw:line>
        <draw:frame draw:style-name="gr4" draw:text-style-name="P4" draw:layer="layout" svg:width="2.306cm" svg:height="0.654cm" svg:x="4.155cm" svg:y="1.431cm">
          <draw:text-box>
            <text:p><text:span text:style-name="T2">Marshalling</text:span></text:p>
          </draw:text-box>
        </draw:frame>
        <draw:frame draw:style-name="gr4" draw:text-style-name="P4" draw:layer="layout" svg:width="2.758cm" svg:height="0.654cm" svg:x="10.055cm" svg:y="1.431cm">
          <draw:text-box>
            <text:p><text:span text:style-name="T2">Unmarshalling</text:span></text:p>
          </draw:text-box>
        </draw:frame>
        <draw:custom-shape draw:style-name="gr7" draw:text-style-name="P5" draw:layer="layout" svg:width="1.298cm" svg:height="0.991cm" draw:transform="rotate (-1.5667820695162) translate (7.091cm 7.4cm)">
          <text:p text:style-name="P1"><text:span text:style-name="T2">St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298cm" svg:height="0.991cm" draw:transform="rotate (-1.5667820695162) translate (10.791cm 7.4cm)">
          <text:p text:style-name="P1"><text:span text:style-name="T3">Skeleton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1-03T15:42:56</meta:creation-date>
    <dc:date>2011-12-29T13:27:52</dc:date>
    <meta:editing-duration>PT34H10M30S</meta:editing-duration>
    <meta:editing-cycles>12</meta:editing-cycles>
    <meta:generator>NeoOffice/3.1.1$Unix OpenOffice.org_project/Patch 0</meta:generator>
    <meta:document-statistic meta:object-count="43"/>
  </office:meta>
</office:document-meta>
</file>